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cardUDPClient.send( byte [ ] data , InetAddress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cardUDPClient.send( byte [ ] data , int length , InetAddress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cardUDPClient.DiscardUDP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cardUDPClient.send( byte [ ] data , int length , InetAddress host ,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